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ba26d" officeooo:paragraph-rsid="001ba26d"/>
    </style:style>
    <style:style style:name="P2" style:family="paragraph" style:parent-style-name="Standard">
      <style:text-properties style:font-name="Arial" officeooo:rsid="001bf575" officeooo:paragraph-rsid="001bf575"/>
    </style:style>
    <style:style style:name="P3" style:family="paragraph" style:parent-style-name="Standard">
      <style:text-properties style:font-name="Arial" officeooo:rsid="001d9d29" officeooo:paragraph-rsid="001d9d29"/>
    </style:style>
    <style:style style:name="P4" style:family="paragraph" style:parent-style-name="Standard">
      <style:text-properties style:font-name="Arial" officeooo:rsid="0020105e" officeooo:paragraph-rsid="0020105e"/>
    </style:style>
    <style:style style:name="P5" style:family="paragraph" style:parent-style-name="Standard">
      <style:text-properties style:font-name="Arial" officeooo:rsid="0020b967" officeooo:paragraph-rsid="0020b967"/>
    </style:style>
    <style:style style:name="P6" style:family="paragraph" style:parent-style-name="Standard">
      <style:text-properties style:font-name="Arial" officeooo:rsid="00223288" officeooo:paragraph-rsid="00223288"/>
    </style:style>
    <style:style style:name="P7" style:family="paragraph" style:parent-style-name="Standard">
      <style:text-properties fo:color="#ff0000" style:font-name="Arial" officeooo:rsid="001d9d29" officeooo:paragraph-rsid="001d9d29"/>
    </style:style>
    <style:style style:name="P8" style:family="paragraph" style:parent-style-name="Standard" style:list-style-name="L1">
      <style:text-properties style:font-name="Arial" officeooo:rsid="001ba26d" officeooo:paragraph-rsid="001ba26d"/>
    </style:style>
    <style:style style:name="P9" style:family="paragraph" style:parent-style-name="Standard" style:list-style-name="L1">
      <style:text-properties style:font-name="Arial" officeooo:rsid="001ba26d" officeooo:paragraph-rsid="0020105e"/>
    </style:style>
    <style:style style:name="P10" style:family="paragraph" style:parent-style-name="Standard" style:list-style-name="L1">
      <style:text-properties style:font-name="Arial" officeooo:rsid="001ba26d" officeooo:paragraph-rsid="0020b967"/>
    </style:style>
    <style:style style:name="P11" style:family="paragraph" style:parent-style-name="Standard" style:list-style-name="L1">
      <style:text-properties style:font-name="Arial" officeooo:rsid="001ba26d" officeooo:paragraph-rsid="00223288"/>
    </style:style>
    <style:style style:name="P12" style:family="paragraph" style:parent-style-name="Standard" style:list-style-name="L1">
      <style:text-properties style:font-name="Arial" officeooo:rsid="001ba26d" officeooo:paragraph-rsid="0025bfd6"/>
    </style:style>
    <style:style style:name="P13" style:family="paragraph" style:parent-style-name="Standard" style:list-style-name="L1">
      <style:text-properties style:font-name="Arial" officeooo:rsid="001ba26d" officeooo:paragraph-rsid="0034185e"/>
    </style:style>
    <style:style style:name="P14" style:family="paragraph" style:parent-style-name="Standard">
      <style:text-properties style:font-name="Arial" officeooo:rsid="00269cf8" officeooo:paragraph-rsid="00269cf8"/>
    </style:style>
    <style:style style:name="P15" style:family="paragraph" style:parent-style-name="Standard">
      <style:text-properties style:font-name="Arial" officeooo:rsid="00285b5d" officeooo:paragraph-rsid="0030b573"/>
    </style:style>
    <style:style style:name="P16" style:family="paragraph" style:parent-style-name="Standard">
      <style:text-properties style:font-name="Arial" officeooo:rsid="00210d61" officeooo:paragraph-rsid="00210d61"/>
    </style:style>
    <style:style style:name="P17" style:family="paragraph" style:parent-style-name="Standard">
      <style:text-properties style:font-name="Arial" officeooo:rsid="00223288" officeooo:paragraph-rsid="00223288"/>
    </style:style>
    <style:style style:name="P18" style:family="paragraph" style:parent-style-name="Standard" style:list-style-name="L1">
      <style:text-properties style:font-name="Arial" officeooo:rsid="002f00b9" officeooo:paragraph-rsid="002f00b9"/>
    </style:style>
    <style:style style:name="P19" style:family="paragraph" style:parent-style-name="Standard" style:list-style-name="L1">
      <style:text-properties style:font-name="Arial" officeooo:rsid="0030b573" officeooo:paragraph-rsid="0030b573"/>
    </style:style>
    <style:style style:name="P20" style:family="paragraph" style:parent-style-name="Standard">
      <style:text-properties style:font-name="Arial" officeooo:rsid="0034185e" officeooo:paragraph-rsid="0034185e"/>
    </style:style>
    <style:style style:name="P21" style:family="paragraph" style:parent-style-name="Standard">
      <style:text-properties style:font-name="Arial" officeooo:rsid="003425b3" officeooo:paragraph-rsid="003425b3"/>
    </style:style>
    <style:style style:name="P22" style:family="paragraph" style:parent-style-name="Standard">
      <style:text-properties style:font-name="Arial" officeooo:rsid="00398472" officeooo:paragraph-rsid="00398472"/>
    </style:style>
    <style:style style:name="P23" style:family="paragraph" style:parent-style-name="Standard">
      <style:text-properties style:font-name="Arial" officeooo:rsid="00398472" officeooo:paragraph-rsid="003b5e7d"/>
    </style:style>
    <style:style style:name="P24" style:family="paragraph" style:parent-style-name="Standard">
      <style:text-properties style:font-name="Arial" officeooo:rsid="003b5e7d" officeooo:paragraph-rsid="003bf099"/>
    </style:style>
    <style:style style:name="P25" style:family="paragraph" style:parent-style-name="Standard">
      <style:text-properties style:font-name="Arial" officeooo:rsid="00412452" officeooo:paragraph-rsid="00412452"/>
    </style:style>
    <style:style style:name="P26" style:family="paragraph" style:parent-style-name="Standard" style:list-style-name="L2">
      <style:text-properties fo:color="#ff0000" style:font-name="Arial" officeooo:rsid="001d9d29" officeooo:paragraph-rsid="001d9d29"/>
    </style:style>
    <style:style style:name="P27" style:family="paragraph" style:parent-style-name="Standard" style:list-style-name="L2">
      <style:text-properties fo:color="#ff0000" style:font-name="Arial" officeooo:rsid="0020105e" officeooo:paragraph-rsid="0020105e"/>
    </style:style>
    <style:style style:name="P28" style:family="paragraph" style:parent-style-name="Standard" style:list-style-name="L2">
      <style:text-properties fo:color="#ff0000" style:font-name="Arial" officeooo:rsid="0025bfd6" officeooo:paragraph-rsid="0025bfd6"/>
    </style:style>
    <style:style style:name="P29" style:family="paragraph" style:parent-style-name="Standard" style:list-style-name="L2">
      <style:text-properties fo:color="#ff0000" style:font-name="Arial" officeooo:rsid="002b2341" officeooo:paragraph-rsid="002b2341"/>
    </style:style>
    <style:style style:name="P30" style:family="paragraph" style:parent-style-name="Standard" style:list-style-name="L2">
      <style:text-properties fo:color="#ff0000" style:font-name="Arial" officeooo:rsid="0034edf3" officeooo:paragraph-rsid="0034edf3"/>
    </style:style>
    <style:style style:name="P31" style:family="paragraph" style:parent-style-name="Standard">
      <style:text-properties fo:color="#800000" style:font-name="Arial" officeooo:rsid="00223288" officeooo:paragraph-rsid="00223288"/>
    </style:style>
    <style:style style:name="T1" style:family="text">
      <style:text-properties officeooo:rsid="001d9d29"/>
    </style:style>
    <style:style style:name="T2" style:family="text">
      <style:text-properties officeooo:rsid="001f9ac7"/>
    </style:style>
    <style:style style:name="T3" style:family="text">
      <style:text-properties officeooo:rsid="0020b967"/>
    </style:style>
    <style:style style:name="T4" style:family="text">
      <style:text-properties fo:color="#00cc00"/>
    </style:style>
    <style:style style:name="T5" style:family="text">
      <style:text-properties fo:color="#00cc00" officeooo:rsid="0020b967"/>
    </style:style>
    <style:style style:name="T6" style:family="text">
      <style:text-properties officeooo:rsid="0025bfd6"/>
    </style:style>
    <style:style style:name="T7" style:family="text">
      <style:text-properties officeooo:rsid="002e353a"/>
    </style:style>
    <style:style style:name="T8" style:family="text">
      <style:text-properties officeooo:rsid="0030b573"/>
    </style:style>
    <style:style style:name="T9" style:family="text">
      <style:text-properties officeooo:rsid="003425b3"/>
    </style:style>
    <style:style style:name="T10" style:family="text">
      <style:text-properties officeooo:rsid="0036ccad"/>
    </style:style>
    <style:style style:name="T11" style:family="text">
      <style:text-properties officeooo:rsid="0037c1b4"/>
    </style:style>
    <style:style style:name="T12" style:family="text">
      <style:text-properties officeooo:rsid="003b5e7d"/>
    </style:style>
    <style:style style:name="T13" style:family="text">
      <style:text-properties officeooo:rsid="003bf099"/>
    </style:style>
    <style:style style:name="T14" style:family="text">
      <style:text-properties officeooo:rsid="003fd2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2076691422611278" text:style-name="L1">
        <text:list-item>
          <text:p text:style-name="P8"><text:a xlink:type="simple" xlink:href="https://github.com/Nutomic/ensichat" text:style-name="Internet_20_link" text:visited-style-name="Visited_20_Internet_20_Link">https://github.com/Nutomic/ensichat</text:a> - praca mgr po angielsku, android, wlasny protokół; <text:span text:style-name="T9">dość niskopoziomowo</text:span></text:p>
        </text:list-item>
      </text:list>
      <text:p text:style-name="P1"/>
      <text:p text:style-name="P7">todo</text:p>
      <text:list xml:id="list6588197912018123691" text:style-name="L2">
        <text:list-item>
          <text:p text:style-name="P26">czy te komunikatory wspierają komunikacje grupową?</text:p>
        </text:list-item>
        <text:list-item>
          <text:p text:style-name="P28">Dostarczanie offline oraz gdy dołącza się nowy user – czy dostaje poprzednie wiadomości jeśli pozostali/ ktoś z pozostałych jest online</text:p>
        </text:list-item>
        <text:list-item>
          <text:p text:style-name="P27">Sprawdzić czy faktycznie to co sobie wypisałem jest zgodne z rzeczywistością (założenia, czy nie ma nowszych funkcji programów)</text:p>
        </text:list-item>
        <text:list-item>
          <text:p text:style-name="P27">oprócz tekstów o apkach – tabelka porównawcza (jak na stronie bleepa + więcej)</text:p>
        </text:list-item>
        <text:list-item>
          <text:p text:style-name="P27">sprawdzić miejsca oznaczone (?)</text:p>
        </text:list-item>
        <text:list-item>
          <text:p text:style-name="P29">czy signal wspiera kom grupową?</text:p>
        </text:list-item>
        <text:list-item>
          <text:p text:style-name="P30">Dlaczego wybrałem poszczególne apki zo zestawienia – np. darkwire bo jest w przegląðarce</text:p>
        </text:list-item>
      </text:list>
      <text:p text:style-name="P1"/>
      <text:p text:style-name="P2"><text:a xlink:type="simple" xlink:href="https://medium.com/@pepelephew/a-look-at-how-private-messengers-handle-key-changes-5fd4334b809a" text:style-name="Internet_20_link" text:visited-style-name="Visited_20_Internet_20_Link">https://medium.com/@pepelephew/a-look-at-how-private-messengers-handle-key-changes-5fd4334b809a</text:a> – <text:span text:style-name="T1">artykuł skupia się na wymianie kluczy, czaty są 1-1</text:span></text:p>
      <text:p text:style-name="P2"/>
      <text:p text:style-name="P3">W tym rozdziale zaprezentowano istniejące komunikatory dla dwóch osób oraz komunikatory grupowe. <text:span text:style-name="T2">Ich cele i funkcjonalność są zbliżone choć realizują je z różnymi założeniami oraz bazując na różnych architekturach i koncepcjach. Poniżej opisane zostały wybrane rozwiązania z naciskiem na cechy wyróżniające je spośród konkurencyjnych aplikacji. </text:span></text:p>
      <text:p text:style-name="P31">Dostarczanie offline, wspomnieć że apki korzystają z protokołów internetowych (tzn nie mają zastąpić, konkurować z np. SMS), konieczność utworzenia konta? Vs brak kont</text:p>
      <text:p text:style-name="P3"/>
      <text:p text:style-name="P3"/>
      <text:list xml:id="list221033367343901" text:continue-list="list4042076691422611278" text:style-name="L1">
        <text:list-item>
          <text:p text:style-name="P9">bleep - zamknięte źródło (źle), komunikator od ekipy z BitTorrent - aplikacje natywne na mobile i desktop (brak aplikacji webowej). Szyfrowanie E2E, okresowo zmieniane klucze (forward secrecy), <text:span text:style-name="T4">wiadomości są umieszczane w swarmie jako torrenty więc są dostępne dla odbiorcy po wyłączeniu nadawcy </text:span><text:span text:style-name="T5">(sprawdzić, niby umieszczają w dht?)</text:span>. Czat grupowy w planach, synchronizacja pomiedzy urządzeniami jednego użytkownika ponoć jest zaimplementowana, ale trudna. </text:p>
        </text:list-item>
      </text:list>
      <text:p text:style-name="P4">Bleep</text:p>
      <text:p text:style-name="P4">Bleep jest komunikatorem zaprojektowanym przez <text:span text:style-name="T14">firmę rozwijającą </text:span>protok<text:span text:style-name="T14">ół</text:span> BitTorrent. <text:span text:style-name="T3">Do dyspozycji użytkowników oddano aplikację mobilną oraz aplikację desktopową (brak aplikacji webowej). Kod źródłowy aplikacji nie został udostępniony (nie jest to open-source), co oznacza, że użytkownicy nie mogą upewnić się, czy aplikacja działa i została zaimplementowana zgodnie z założeniami. Bleep o</text:span>feruje rozmowy dla dwóch osób, a w planach twórców <text:span text:style-name="T3">((?) powtórzenie) </text:span>jest zaimplementowanie komunikacji grupowej. <text:span text:style-name="T3">Wiadomości są szyfrowane przed wysłaniem na urządzeniu nadawcy i odszyfrowywane na urządzeniu odbiorcy – szyfrowanie end2end. (...)</text:span></text:p>
      <text:p text:style-name="P3"/>
      <text:p text:style-name="P3"/>
      <text:p text:style-name="P3"/>
      <text:p text:style-name="P3"/>
      <text:p text:style-name="P3"/>
      <text:list xml:id="list221032133302571" text:continue-numbering="true" text:style-name="L1">
        <text:list-item>
          <text:p text:style-name="P10">signal - open source, wiadomości zaszyfrowane, ale przechodzą przez centralny serwer. Dostępny na mobile i desktop (brak web).</text:p>
        </text:list-item>
        <text:list-item>
          <text:p text:style-name="P18"><text:soft-page-break/>Grupowa-szyfrowanie – generowany jest klucz symetryczny, nim szyfrowany jest content, media a następnie ten klucz zostaje zaszyfrowany kluczami publicznymi uczestników. Dzięki temu jest jedna wersja kontentu a odczytają ją tylko odbiorcy</text:p>
        </text:list-item>
      </text:list>
      <text:p text:style-name="P5">Signal</text:p>
      <text:p text:style-name="P16">Twórcy aplikacji Signal skupili się przede wszystkim na bezpieczeństwie i prywatności użytkowników. Wiadomości są szyfrowane na urządzeniach więc pomimo faktu, że architektura zakłada obecność centralnego serwera, wiadomości przechowywane na nim nie mogą zostać odczytane przez osoby trzecie. Kod źródłowy jest dostępny publicznie co oznacza, że każdy może sprawdzić zgodność implementacji z oferowanymi założeniami. Podobnie jak w przypadku aplikacji Bleep, dostępne są natywne aplikacje mobilna i desktopowa. <text:span text:style-name="T7">Możliwe jest prowadzenie rozmowy grupowej. </text:span></text:p>
      <text:p text:style-name="P25">Podobne rozwiązania: Wire</text:p>
      <text:p text:style-name="P3"/>
      <text:p text:style-name="P3"/>
      <text:list xml:id="list221032959599882" text:continue-numbering="true" text:style-name="L1">
        <text:list-item>
          <text:p text:style-name="P11">darkwire - open source, komunikator online (aplikacja web) dla 2 lub więcej osób, wykorzystuje webCrypto i secure WebSocket (ale nie webTorrent) - wiadomości są szyfrowane E2E w przeglądarce, ale czat istnieje tak długo, jak uczestnicy mają otwarte karty przeglądarki. Brak dostarczania offline - jeśli wszyscy zamkną karty to czat jest usuwany. Wiadomości przechodzą przez centralny serwer (po websocket) - brak komunikacji bezpośredniej między przeglądarkami. Można postawić własny serwer (wtedy mamy kontrolę nad wiadomościami, które przez niego przechodzą).</text:p>
        </text:list-item>
      </text:list>
      <text:p text:style-name="P6">Darkwire</text:p>
      <text:p text:style-name="P6">Darkwire <text:span text:style-name="T6">to</text:span> aplikacj<text:span text:style-name="T6">a</text:span> open-source oferując<text:span text:style-name="T6">a</text:span> komunikator grupowy z dostępem poprzez stronę internetową (aplikacja webowa). W przeciwieństwie do większości rozwiązań użytkownik nie musi tworzyć konta by skorzystać z programu. W celu skomunikowania się z użytkownikami należy wymienić między nimi identyfikator czatu <text:span text:style-name="T10">(link do konkretnego pokoju) za pośrednictwem innego kanału komunikacyjnego (np. e-mail). Takie rozwiązanie zakłada, że identyfikator nie zostanie odgadnięty przez osoby trzecie – w przeciwnym przypadku będą one mogły odczytać wysyłane wiadomości. Architektura zakłada istnienie centralnego serwera uczestniczącego w przekazywaniu wiadomości. Z racji faktu, że aplikacja ma otwarte źródła, każdy może uruchomić swój własny serwer. Komunikaty są szyfrowane na urządzeniu (w przeglądarce) przed wysłaniem, zatem serwer nie zna treści wiadomości. Centralny serwer przesyła wiadomości tylko do tych uczestników, którzy są dostępni w momencie nadania wiadomości (brak wsparcia dla odbierania starszych wiadomości). </text:span></text:p>
      <text:p text:style-name="P6"/>
      <text:p text:style-name="P6"/>
      <text:p text:style-name="P6"/>
      <text:list xml:id="list221033420303614" text:continue-numbering="true" text:style-name="L1">
        <text:list-item>
          <text:p text:style-name="P12"><text:a xlink:type="simple" xlink:href="https://github.com/moose-team/friends" text:style-name="Internet_20_link" text:visited-style-name="Visited_20_Internet_20_Link">https://github.com/moose-team/friends</text:a> - node, można stworzyć desktopową apkę - czyli w tle jest serwerek nodejs lokalnie uruchomiony</text:p>
        </text:list-item>
        <text:list-item>
          <text:p text:style-name="P19"><text:a xlink:type="simple" xlink:href="http://moose-team.github.io/friends/" text:style-name="Internet_20_link" text:visited-style-name="Visited_20_Internet_20_Link">http://moose-team.github.io/friends/</text:a> </text:p>
        </text:list-item>
      </text:list>
      <text:p text:style-name="P14">Friends</text:p>
      <text:p text:style-name="P15">Ten niszowy projekt open-source oferuje aplikację desktopową i umożliwia czat grupowy. Głównym celem twórców było stworzenie programu niezależnego od centralnego serwera oraz umożliwiającego rozmowę przy użyciu alternatywnych kanałów komunikacyjnych (np. poprzez Bluetooth) w sytuacji gdy połączenie internetowe jest niedostępne. <text:span text:style-name="T8">Aplikacja wykorzystuje algorytm plotkowania (gossiping) oraz replikuje wiadomości przy użyciu drzewa skrótów (hash tree, Merkle DAG, DAG - Directed Acyclic Graph). Dzięki temu wiadomości w czacie mogą zostać połączone nawet w przypadku, gdy ktoś nadał komunikaty będąc odłączonym od sieci – mechanizm podobny do łączenia zmian w repozytorium kodu. Szyfrowanie wiadomości nie zostało do tej pory zrealizowane, ale jest jednym z punktów przyszłego rozwoju.</text:span></text:p>
      <text:p text:style-name="P6"><text:soft-page-break/></text:p>
      <text:p text:style-name="P6"/>
      <text:p text:style-name="P6"/>
      <text:list xml:id="list221032637212584" text:continue-numbering="true" text:style-name="L1">
        <text:list-item>
          <text:p text:style-name="P13">Tox</text:p>
        </text:list-item>
      </text:list>
      <text:p text:style-name="P20">Tox</text:p>
      <text:p text:style-name="P21">Tox jest z założenia rozproszonym i szyfrowanym protokołem do wymiany wiadomości. Powstało kilkanaście implementacji klientów obsługujących go co pozwala na komunikowanie się z użytkownikami różnych aplikacji. <text:span text:style-name="T11">Wśród zaimplementowanych aplikacji są programy na komputery stacjonarne oraz smartfony. Wiadomości są przesyłane bezpośrednio między nadawcą i odbiorcą dlatego obie strony muszą być dostępne jednocześnie. Brak wsparcia dostarczania wiadomości gdy jedna strona jest niedostępna to duża wada wszystkich aplikacji implementujących ten rodzaj transmisji P2P. Jednym z rozwiązań tego problemu zaproponowanym przez twórców protokołu jest skorzystanie z serwerów, którym użytkownik ufa i których zadaniem jest przekazywanie wiadomości do odbiorcy pod nieobecność nadawcy. Narusza to jednak założenie o rozproszeniu systemu (braku centralnych węzłów). Wsparcie dla komunikacji grupowej jest jednym z celów rozwoju protokołu. </text:span></text:p>
      <text:p text:style-name="P6"/>
      <text:p text:style-name="P6"/>
      <text:p text:style-name="P23">ZeroChat, <text:span text:style-name="T12">ZeroMail, BitMessage</text:span></text:p>
      <text:p text:style-name="P24">Przytoczone aplikacje to pomysły na komunikatory oparte o mechanizm podobny do transakcji kryptowalutowych. Wysłanie wiadomości <text:span text:style-name="T13">wymaga obliczenia funkcji skrótu z zadanym prefiksem (proof of work) i umieszczenia bloku w łańcuchu (blockchain). Samo tylko wyliczenie funkcji skrótu powinno z definicji zająć około 4 minut (</text:span><text:a xlink:type="simple" xlink:href="https://bitmessage.org/bitmessage.pdf" text:style-name="Internet_20_link" text:visited-style-name="Visited_20_Internet_20_Link"><text:span text:style-name="T13">https://bitmessage.org/bitmessage.pdf</text:span></text:a><text:span text:style-name="T13">), podczas gdy pozostałe komunikatory dążą do uzyskania czasu dostarczenia wiadomości bliskiego zeru (rozmowa w czasie rzeczywistym). Mimo tej znaczącej wady należy potraktować te projekty jako próbę stworzenia rozwiązania o innej architekturze niż dotychczas zaprezentowane (centralny serwer lub P2P). Być może w przyszłości wady uda się zminimalizować, a zalety architektury opartej o blockchain okażą się kluczowe. </text:span></text:p>
      <text:p text:style-name="P22"/>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2:44:49.960354553</meta:creation-date>
    <meta:generator>LibreOffice/5.1.6.2$Linux_X86_64 LibreOffice_project/10m0$Build-2</meta:generator>
    <dc:date>2017-05-22T22:10:31.391463585</dc:date>
    <meta:editing-duration>PT1H56M49S</meta:editing-duration>
    <meta:editing-cycles>15</meta:editing-cycles>
    <meta:document-statistic meta:table-count="0" meta:image-count="0" meta:object-count="0" meta:page-count="3" meta:paragraph-count="32" meta:word-count="995" meta:character-count="7664" meta:non-whitespace-character-count="6701"/>
  </office:meta>
</office:document-meta>
</file>